
<file path=META-INF/manifest.xml><?xml version="1.0" encoding="utf-8"?>
<manifest:manifest xmlns:office="urn:oasis:names:tc:opendocument:xmlns:office:1.0" xmlns:text="urn:oasis:names:tc:opendocument:xmlns:text:1.0" xmlns:meta="urn:oasis:names:tc:opendocument:xmlns:meta:1.0" xmlns:table="urn:oasis:names:tc:opendocument:xmlns:table:1.0" xmlns:manifest="urn:oasis:names:tc:opendocument:xmlns:manifest:1.0" xmlns:chart="urn:oasis:names:tc:opendocument:xmlns:chart:1.0" xmlns:draw="urn:oasis:names:tc:opendocument:xmlns:drawing:1.0" xmlns:presentation="urn:oasis:names:tc:opendocument:xmlns:presentation:1.0" xmlns:style="urn:oasis:names:tc:opendocument:xmlns:style: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table="urn:oasis:names:tc:opendocument:xmlns:table:1.0" xmlns:manifest="urn:oasis:names:tc:opendocument:xmlns:manifest:1.0" office:version="1.2">
  <office:automatic-styles/>
  <office:body>
    <office:spreadsheet>
      <table:table table:name="Reimagining Social Structures">
        <table:table-row>
          <table:table-cell>
            <text:p>Title</text:p>
          </table:table-cell>
          <table:table-cell>
            <text:p>Link</text:p>
          </table:table-cell>
          <table:table-cell>
            <text:p>Description</text:p>
          </table:table-cell>
          <table:table-cell>
            <text:p>Tags</text:p>
          </table:table-cell>
        </table:table-row>
        <table:table-row>
          <table:table-cell>
            <text:p>Bauhaus Manifesto - Walter Gropius (1919)</text:p>
          </table:table-cell>
          <table:table-cell>
            <text:p>https://bauhausmanifesto.com/</text:p>
          </table:table-cell>
          <table:table-cell>
            <text:p>Walter Gropius's founding manifesto for the Bauhaus school, proclaiming 'The ultimate goal of all art is the building!' and calling for unity of all arts, crafts, and architecture to create a new social order through design.</text:p>
          </table:table-cell>
          <table:table-cell>
            <text:p>bauhaus, walter gropius, manifesto, total design, social transformation, craft and industry, utopian design, modernism</text:p>
          </table:table-cell>
        </table:table-row>
        <table:table-row>
          <table:table-cell>
            <text:p>The Bauhaus, 1919-1933 - Metropolitan Museum of Art</text:p>
          </table:table-cell>
          <table:table-cell>
            <text:p>https://www.metmuseum.org/essays/the-bauhaus-1919-1933</text:p>
          </table:table-cell>
          <table:table-cell>
            <text:p>Comprehensive essay on the Bauhaus school's radical vision to reimagine the material world and reflect unity of all arts, combining architecture, sculpture, and painting into a single creative expression for a new system of living.</text:p>
          </table:table-cell>
          <table:table-cell>
            <text:p>bauhaus, design education, modernism, arts integration, weimar, dessau, walter gropius, marcel breuer</text:p>
          </table:table-cell>
        </table:table-row>
        <table:table-row>
          <table:table-cell>
            <text:p>Bauhaus Building Dessau by Walter Gropius</text:p>
          </table:table-cell>
          <table:table-cell>
            <text:p>https://archeyes.com/bauhaus-building-in-dessau-by-walter-gropius/</text:p>
          </table:table-cell>
          <table:table-cell>
            <text:p>Gropius's 1925 Dessau building embodying Bauhaus philosophy: glass curtain walls, functionalist design, flexible spaces, and integration of art and technology promoting a new way of living and working.</text:p>
          </table:table-cell>
          <table:table-cell>
            <text:p>bauhaus, walter gropius, dessau, glass architecture, functionalism, spatial design, modernist architecture</text:p>
          </table:table-cell>
        </table:table-row>
        <table:table-row>
          <table:table-cell>
            <text:p>Buckminster Fuller - Geodesic Dome &amp; Spaceship Earth</text:p>
          </table:table-cell>
          <table:table-cell>
            <text:p>https://en.wikipedia.org/wiki/Buckminster_Fuller</text:p>
          </table:table-cell>
          <table:table-cell>
            <text:p>Fuller's visionary work on geodesic domes, Dymaxion designs, and 'Spaceship Earth' philosophy promoting efficient use of resources and technology to serve humanity's needs rather than profit.</text:p>
          </table:table-cell>
          <table:table-cell>
            <text:p>buckminster fuller, geodesic dome, dymaxion, spaceship earth, sustainable design, utopian architecture, systems thinking</text:p>
          </table:table-cell>
        </table:table-row>
        <table:table-row>
          <table:table-cell>
            <text:p>Buckminster Fuller's Utopian Future - Pacific Domes</text:p>
          </table:table-cell>
          <table:table-cell>
            <text:p>https://pacificdomes.com/buckminster-fuller-envisioned-a-utopian-future-for-humanity-a-tribute-to-a-true-visionary-leader/</text:p>
          </table:table-cell>
          <table:table-cell>
            <text:p>Fuller's vision that humanity should focus on thinking and creation rather than drudgery, using design science to address global crises and create a regenerative future through modular, sustainable structures.</text:p>
          </table:table-cell>
          <table:table-cell>
            <text:p>buckminster fuller, design science, sustainability, modular design, utopian vision, humanitarian design</text:p>
          </table:table-cell>
        </table:table-row>
        <table:table-row>
          <table:table-cell>
            <text:p>De Stijl Movement - Piet Mondrian &amp; Theo van Doesburg</text:p>
          </table:table-cell>
          <table:table-cell>
            <text:p>https://www.theartstory.org/movement/de-stijl/</text:p>
          </table:table-cell>
          <table:table-cell>
            <text:p>Dutch movement (1917-1931) seeking spiritual harmony through geometric abstraction and primary colors, viewing art as means of social redemption and creating universal visual language for modern era.</text:p>
          </table:table-cell>
          <table:table-cell>
            <text:p>de stijl, piet mondrian, theo van doesburg, neoplasticism, geometric abstraction, utopian design, spiritual harmony</text:p>
          </table:table-cell>
        </table:table-row>
        <table:table-row>
          <table:table-cell>
            <text:p>Rietveld Schröder House - De Stijl Architecture</text:p>
          </table:table-cell>
          <table:table-cell>
            <text:p>https://daily.jstor.org/building-de-stijl-style/</text:p>
          </table:table-cell>
          <table:table-cell>
            <text:p>Gerrit Rietveld's 1924 house embodying De Stijl principles: flowing spaces, sliding walls, flexible design allowing families to transform their living environment, and pursuit of absolute harmony.</text:p>
          </table:table-cell>
          <table:table-cell>
            <text:p>de stijl, gerrit rietveld, schröder house, flexible architecture, spatial transformation, utrecht, modern architecture</text:p>
          </table:table-cell>
        </table:table-row>
        <table:table-row>
          <table:table-cell>
            <text:p>Archigram - Walking City</text:p>
          </table:table-cell>
          <table:table-cell>
            <text:p>https://en.wikipedia.org/wiki/Archigram</text:p>
          </table:table-cell>
          <table:table-cell>
            <text:p>Ron Herron's 1964 vision of giant mobile cities on stilts that could walk across land and sea, adapting to inhabitants' needs and bringing urban development to different locations as society evolved.</text:p>
          </table:table-cell>
          <table:table-cell>
            <text:p>archigram, walking city, ron herron, mobile architecture, utopian urbanism, 1960s, nomadic cities</text:p>
          </table:table-cell>
        </table:table-row>
        <table:table-row>
          <table:table-cell>
            <text:p>Archigram - Plug-In City</text:p>
          </table:table-cell>
          <table:table-cell>
            <text:p>https://preritect.substack.com/p/the-unbuilt-revolution-archigram</text:p>
          </table:table-cell>
          <table:table-cell>
            <text:p>Peter Cook's megastructure (1964) with prefabricated modules that could be plugged in, removed, or relocated by cranes, creating cities in constant evolution to meet changing human needs.</text:p>
          </table:table-cell>
          <table:table-cell>
            <text:p>archigram, plug-in city, peter cook, modular architecture, flexible urbanism, megastructure, adaptable design</text:p>
          </table:table-cell>
        </table:table-row>
        <table:table-row>
          <table:table-cell>
            <text:p>Archigram - Instant City</text:p>
          </table:table-cell>
          <table:table-cell>
            <text:p>https://medium.com/@emilyrowlings/a-walking-city-archigram-and-ron-herron-7dbf2c8fae99</text:p>
          </table:table-cell>
          <table:table-cell>
            <text:p>Airborne, self-sustaining city concept using balloons and pods to bring temporary urban culture and technology to rural communities, celebrating the upbeat possibilities of the technological age.</text:p>
          </table:table-cell>
          <table:table-cell>
            <text:p>archigram, instant city, mobile urbanism, temporary architecture, 1960s, pop architecture, cultural intervention</text:p>
          </table:table-cell>
        </table:table-row>
        <table:table-row>
          <table:table-cell>
            <text:p>Jane Jacobs - The Death and Life of Great American Cities</text:p>
          </table:table-cell>
          <table:table-cell>
            <text:p>https://en.wikipedia.org/wiki/The_Death_and_Life_of_Great_American_Cities</text:p>
          </table:table-cell>
          <table:table-cell>
            <text:p>Jacobs' 1961 critique of modernist planning, advocating for mixed-use development, walkable streets, dense neighborhoods, and bottom-up community planning based on observation of how cities actually work.</text:p>
          </table:table-cell>
          <table:table-cell>
            <text:p>jane jacobs, urban planning, mixed-use, community design, walkability, eyes on the street, anti-modernist, urbanism</text:p>
          </table:table-cell>
        </table:table-row>
        <table:table-row>
          <table:table-cell>
            <text:p>Jane Jacobs - Mixed-Use and Community Planning</text:p>
          </table:table-cell>
          <table:table-cell>
            <text:p>https://www.pps.org/article/jjacobs-2</text:p>
          </table:table-cell>
          <table:table-cell>
            <text:p>Jacobs championed empirical observation over expert planning, arguing for diverse buildings and uses, local economies, higher density, and community-led development reflecting actual neighborhood function.</text:p>
          </table:table-cell>
          <table:table-cell>
            <text:p>jane jacobs, community planning, local economies, urban diversity, place-based approach, bottom-up design</text:p>
          </table:table-cell>
        </table:table-row>
        <table:table-row>
          <table:table-cell>
            <text:p>Metabolism Movement - Japan</text:p>
          </table:table-cell>
          <table:table-cell>
            <text:p>https://en.wikipedia.org/wiki/Metabolism_(architecture)</text:p>
          </table:table-cell>
          <table:table-cell>
            <text:p>1960s Japanese movement envisioning cities as living organisms with modular buildings that could grow, adapt, and renew like biological processes, addressing rapid urbanization and resource scarcity.</text:p>
          </table:table-cell>
          <table:table-cell>
            <text:p>metabolism, japanese architecture, kenzo tange, organic growth, modular design, urban renewal, 1960s</text:p>
          </table:table-cell>
        </table:table-row>
        <table:table-row>
          <table:table-cell>
            <text:p>Kenzo Tange - Tokyo Bay Plan</text:p>
          </table:table-cell>
          <table:table-cell>
            <text:p>https://www.design.upenn.edu/post/excerpt-kenzo-tange-and-metabolist-movement</text:p>
          </table:table-cell>
          <table:table-cell>
            <text:p>Tange's visionary 1960 plan reimagining Tokyo as expandable linear city over water, using modular 'cells' and connective loops to address overcrowding and create new model for urban growth.</text:p>
          </table:table-cell>
          <table:table-cell>
            <text:p>kenzo tange, tokyo bay, metabolism, linear city, urban expansion, modular urbanism, visionary planning</text:p>
          </table:table-cell>
        </table:table-row>
        <table:table-row>
          <table:table-cell>
            <text:p>Nakagin Capsule Tower - Kisho Kurokawa</text:p>
          </table:table-cell>
          <table:table-cell>
            <text:p>https://www.wallpaper.com/architecture/japanese-metabolism</text:p>
          </table:table-cell>
          <table:table-cell>
            <text:p>Kurokawa's 1972 modular tower with 140 prefabricated capsules designed to be replaced every 25 years, embodying Metabolism's vision of architecture as living organism that evolves with society.</text:p>
          </table:table-cell>
          <table:table-cell>
            <text:p>nakagin capsule tower, kisho kurokawa, metabolism, modular living, prefabrication, tokyo, adaptive architecture</text:p>
          </table:table-cell>
        </table:table-row>
        <table:table-row>
          <table:table-cell>
            <text:p>Marine City - Kiyonori Kikutake</text:p>
          </table:table-cell>
          <table:table-cell>
            <text:p>https://www.architecturecourses.org/design/japanese-metabolism-architecture</text:p>
          </table:table-cell>
          <table:table-cell>
            <text:p>Kikutake's floating city concept responding to rising sea levels and land scarcity, featuring self-sustaining platforms that could expand organically on the ocean.</text:p>
          </table:table-cell>
          <table:table-cell>
            <text:p>marine city, kikutake, metabolism, floating architecture, sea level adaptation, self-sustaining, environmental design</text:p>
          </table:table-cell>
        </table:table-row>
        <table:table-row>
          <table:table-cell>
            <text:p>Osaka Expo 1970 - Metabolist Playground</text:p>
          </table:table-cell>
          <table:table-cell>
            <text:p>https://sabukaru.online/articles/the-promised-tokyo</text:p>
          </table:table-cell>
          <table:table-cell>
            <text:p>World's fair as experimental testing ground for Metabolist ideas, with Tange's master plan and pavilions embodying flexible, mega-scale urban environments and space-age visions of the future.</text:p>
          </table:table-cell>
          <table:table-cell>
            <text:p>osaka expo, metabolism, kenzo tange, world's fair, experimental architecture, 1970, japan</text:p>
          </table:table-cell>
        </table:table-row>
        <table:table-row>
          <table:table-cell>
            <text:p>Superstudio - The Continuous Monument</text:p>
          </table:table-cell>
          <table:table-cell>
            <text:p>https://en.wikipedia.org/wiki/Superstudio</text:p>
          </table:table-cell>
          <table:table-cell>
            <text:p>Italian Radical Architecture collective's 1969 photomontages of infinite gridded structure spanning the globe, critiquing modernism while proposing borderless, homogeneous world of equal access.</text:p>
          </table:table-cell>
          <table:table-cell>
            <text:p>superstudio, continuous monument, radical architecture, italian design, grid system, anti-architecture, 1960s</text:p>
          </table:table-cell>
        </table:table-row>
        <table:table-row>
          <table:table-cell>
            <text:p>Superstudio - Supersurface</text:p>
          </table:table-cell>
          <table:table-cell>
            <text:p>https://www.designboom.com/architecture/cristiano-toraldo-di-francia-radical-superstudio-design-death-08-01-2019/</text:p>
          </table:table-cell>
          <table:table-cell>
            <text:p>Infinite grid network where every point equals every other, eliminating need for cities, streets, or squares—a critique of consumption and vision of life without architectural objects.</text:p>
          </table:table-cell>
          <table:table-cell>
            <text:p>superstudio, supersurface, grid architecture, anti-consumption, radical design, utopian critique, social equality</text:p>
          </table:table-cell>
        </table:table-row>
        <table:table-row>
          <table:table-cell>
            <text:p>Superstudio - Quaderna Furniture Collection</text:p>
          </table:table-cell>
          <table:table-cell>
            <text:p>https://www.italiandesignclub.com/2023/12/11/superstudio-pioneers-of-radical-architecture/</text:p>
          </table:table-cell>
          <table:table-cell>
            <text:p>1970 minimalist furniture covered in signature grid pattern, translating Superstudio's architectural philosophy into functional objects still in production by Zanotta.</text:p>
          </table:table-cell>
          <table:table-cell>
            <text:p>superstudio, quaderna, furniture design, grid pattern, radical design, zanotta, minimalism</text:p>
          </table:table-cell>
        </table:table-row>
        <table:table-row>
          <table:table-cell>
            <text:p>Superstudio - Twelve Ideal Cities</text:p>
          </table:table-cell>
          <table:table-cell>
            <text:p>https://architizer.com/blog/inspiration/stories/superstudio-gridded-architecture/</text:p>
          </table:table-cell>
          <table:table-cell>
            <text:p>Series of hypothetical urban scenarios exploring technology's impact on society, with each 'city' representing specific themes like City of Hemispheres or City of the Continuous Present.</text:p>
          </table:table-cell>
          <table:table-cell>
            <text:p>superstudio, ideal cities, speculative urbanism, technology and society, conceptual architecture, radical design</text:p>
          </table:table-cell>
        </table:table-row>
        <table:table-row>
          <table:table-cell>
            <text:p>Black Mountain College - Bauhaus in America</text:p>
          </table:table-cell>
          <table:table-cell>
            <text:p>https://www.spatialagency.net/database/buckminster.fuller</text:p>
          </table:table-cell>
          <table:table-cell>
            <text:p>Experimental college where ex-Bauhaus teachers like Gropius and Albers worked with Fuller and John Cage, emphasizing creativity and practical responsibility with project-based learning.</text:p>
          </table:table-cell>
          <table:table-cell>
            <text:p>black mountain college, bauhaus diaspora, experimental education, josef albers, buckminster fuller, collaborative learning</text:p>
          </table:table-cell>
        </table:table-row>
        <table:table-row>
          <table:table-cell>
            <text:p>Dymaxion House - Buckminster Fuller</text:p>
          </table:table-cell>
          <table:table-cell>
            <text:p>https://study.com/academy/lesson/buckminster-fuller-geodesic-dome-inventions.html</text:p>
          </table:table-cell>
          <table:table-cell>
            <text:p>Fuller's mass-producible, transportable round house designed for efficient, environmentally friendly living, challenging conventional notions of housing and resource use.</text:p>
          </table:table-cell>
          <table:table-cell>
            <text:p>dymaxion house, buckminster fuller, prefabricated housing, sustainable living, mass production, efficient design</text:p>
          </table:table-cell>
        </table:table-row>
        <table:table-row>
          <table:table-cell>
            <text:p>R. Buckminster Fuller Dome Home - Carbondale</text:p>
          </table:table-cell>
          <table:table-cell>
            <text:p>https://en.wikipedia.org/wiki/Geodesic_dome</text:p>
          </table:table-cell>
          <table:table-cell>
            <text:p>Fuller's own geodesic dome residence demonstrating his vision of residential domes as air-deliverable products, now on National Register of Historic Places.</text:p>
          </table:table-cell>
          <table:table-cell>
            <text:p>buckminster fuller, geodesic dome, carbondale, residential architecture, sustainable housing, historic landmark</text:p>
          </table:table-cell>
        </table:table-row>
        <table:table-row>
          <table:table-cell>
            <text:p>Montreal Biosphere - Buckminster Fuller</text:p>
          </table:table-cell>
          <table:table-cell>
            <text:p>https://architizer.com/blog/inspiration/industry/shades-of-buckminster-fuller-dror/</text:p>
          </table:table-cell>
          <table:table-cell>
            <text:p>Fuller's iconic geodesic dome for 1967 World's Fair demonstrating resource conservation through strong, lightweight design providing maximum coverage with minimum surface area.</text:p>
          </table:table-cell>
          <table:table-cell>
            <text:p>montreal biosphere, buckminster fuller, expo 67, geodesic dome, resource conservation, world's fair</text:p>
          </table:table-cell>
        </table:table-row>
        <table:table-row>
          <table:table-cell>
            <text:p>Drop City - Geodesic Community</text:p>
          </table:table-cell>
          <table:table-cell>
            <text:p>https://www.tate.org.uk/tate-etc/issue-22-summer-2011/domes-doomsday</text:p>
          </table:table-cell>
          <table:table-cell>
            <text:p>1960s hippie commune awarded Fuller's 'Dymaxion Award' for poetically economic domed structures, demonstrating low-tech adaptation of his ideas for alternative living.</text:p>
          </table:table-cell>
          <table:table-cell>
            <text:p>drop city, geodesic dome, commune living, counterculture, 1960s, dymaxion award, alternative architecture</text:p>
          </table:table-cell>
        </table:table-row>
        <table:table-row>
          <table:table-cell>
            <text:p>Gropius House - Lincoln, Massachusetts</text:p>
          </table:table-cell>
          <table:table-cell>
            <text:p>https://savingplaces.org/stories/a-brief-history-of-bauhaus-architecture</text:p>
          </table:table-cell>
          <table:table-cell>
            <text:p>Gropius's 1938 home in America combining New England tradition with Bauhaus features: long windows, glass blocks, Marcel Breuer furniture, and efficient spatial design.</text:p>
          </table:table-cell>
          <table:table-cell>
            <text:p>gropius house, walter gropius, lincoln massachusetts, bauhaus america, modern residential, integration of design</text:p>
          </table:table-cell>
        </table:table-row>
        <table:table-row>
          <table:table-cell>
            <text:p>De Stijl - Universal Visual Language</text:p>
          </table:table-cell>
          <table:table-cell>
            <text:p>https://magazine.artland.com/art-movement-de-stijl/</text:p>
          </table:table-cell>
          <table:table-cell>
            <text:p>Movement proposing ultimate simplicity through reduction to pure geometric forms and primary colors, seeking to express Utopian ideal of harmony transcending individual expression.</text:p>
          </table:table-cell>
          <table:table-cell>
            <text:p>de stijl, universal language, geometric forms, primary colors, utopian aesthetics, spiritual order</text:p>
          </table:table-cell>
        </table:table-row>
        <table:table-row>
          <table:table-cell>
            <text:p>Red and Blue Chair - Gerrit Rietveld</text:p>
          </table:table-cell>
          <table:table-cell>
            <text:p>https://designdash.com/art/all-about-de-stijl-the-avant-garde-movement-that-pushed-modern-art-towards-abstraction/</text:p>
          </table:table-cell>
          <table:table-cell>
            <text:p>1917 chair dematerializing conventional furniture form through De Stijl principles, using primary colors and visible construction to challenge ornamentation and embrace pure function.</text:p>
          </table:table-cell>
          <table:table-cell>
            <text:p>red and blue chair, gerrit rietveld, de stijl, furniture design, functional art, primary colors, modernism</text:p>
          </table:table-cell>
        </table:table-row>
        <table:table-row>
          <table:table-cell>
            <text:p>Archigram - Living City Exhibition</text:p>
          </table:table-cell>
          <table:table-cell>
            <text:p>https://en.wikipedia.org/wiki/Archigram</text:p>
          </table:table-cell>
          <table:table-cell>
            <text:p>1963 ICA exhibition presenting city not as architecture but as people and situations, collecting images of spaceman, superman, robotman in new approach to understanding urban life.</text:p>
          </table:table-cell>
          <table:table-cell>
            <text:p>archigram, living city, situationism, pop culture, urban theory, ICA london, 1960s, people-centered design</text:p>
          </table:table-cell>
        </table:table-row>
      </table:table>
    </office:spreadsheet>
  </office:body>
</office:document-content>
</file>

<file path=styles.xml><?xml version="1.0" encoding="utf-8"?>
<office:document-styles xmlns:office="urn:oasis:names:tc:opendocument:xmlns:office:1.0" xmlns:text="urn:oasis:names:tc:opendocument:xmlns:text:1.0" xmlns:meta="urn:oasis:names:tc:opendocument:xmlns:meta:1.0" xmlns:table="urn:oasis:names:tc:opendocument:xmlns:table: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table="urn:oasis:names:tc:opendocument:xmlns:table:1.0" xmlns:manifest="urn:oasis:names:tc:opendocument:xmlns:manifest:1.0" xmlns:chart="urn:oasis:names:tc:opendocument:xmlns:chart:1.0" xmlns:draw="urn:oasis:names:tc:opendocument:xmlns:drawing:1.0" xmlns:presentation="urn:oasis:names:tc:opendocument:xmlns:presentation:1.0" xmlns:style="urn:oasis:names:tc:opendocument:xmlns:style:1.0" office:version="1.2">
  <office:meta>
    <meta:generator>ODFPY/1.4.1</meta:generator>
  </office:meta>
</office:document-meta>
</file>